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375in"/>
    </style:style>
    <style:style style:name="Table1.B" style:family="table-column">
      <style:table-column-properties style:column-width="5.8875in"/>
    </style:style>
    <style:style style:name="Table1.A1" style:family="table-cell">
      <style:table-cell-properties style:vertical-align="middle" fo:padding="0.0194in" fo:border="none"/>
    </style:style>
    <style:style style:name="Table2" style:family="table">
      <style:table-properties style:width="5.3681in" table:align="left"/>
    </style:style>
    <style:style style:name="Table2.A" style:family="table-column">
      <style:table-column-properties style:column-width="5.3681in"/>
    </style:style>
    <style:style style:name="Table2.A1" style:family="table-cell">
      <style:table-cell-properties style:vertical-align="middle"/>
    </style:style>
    <style:style style:name="P1" style:family="paragraph" style:parent-style-name="Body_20_Text">
      <style:text-properties fo:font-size="8pt" fo:font-style="italic" fo:font-weight="bold" style:font-size-asian="8pt" style:font-style-asian="italic" style:font-weight-asian="bold" style:font-size-complex="8pt" style:font-style-complex="italic" style:font-weight-complex="bold"/>
    </style:style>
    <style:style style:name="P2" style:family="paragraph" style:parent-style-name="Body_20_Text">
      <style:paragraph-properties fo:margin-top="0in" fo:margin-bottom="0in" style:text-autospace="none">
        <style:tab-stops>
          <style:tab-stop style:position="0.2in"/>
          <style:tab-stop style:position="0.3in"/>
          <style:tab-stop style:position="0.4in"/>
          <style:tab-stop style:position="0.4791in"/>
          <style:tab-stop style:position="0.5in"/>
        </style:tab-stops>
      </style:paragraph-properties>
    </style:style>
    <style:style style:name="P3"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4791in"/>
          <style:tab-stop style:position="0.5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4" style:family="paragraph" style:parent-style-name="Body_20_Text">
      <style:text-properties fo:font-size="8pt" fo:font-style="italic" fo:font-weight="bold" style:font-size-asian="8pt" style:font-style-asian="italic" style:font-weight-asian="bold" style:font-size-complex="8pt" style:font-style-complex="italic" style:font-weight-complex="bold"/>
    </style:style>
    <style:style style:name="P5" style:family="paragraph" style:parent-style-name="Standard"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 style:family="text">
      <style:text-properties fo:font-size="10pt" fo:font-style="normal" fo:font-weight="bold" style:font-size-asian="10pt" style:font-style-asian="normal" style:font-weight-asian="bold" style:font-size-complex="10pt" style:font-style-complex="normal"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8pt" fo:font-style="italic" fo:font-weight="bold" style:font-size-asian="8pt" style:font-style-asian="italic" style:font-weight-asian="bold" style:font-size-complex="8pt" style:font-style-complex="italic" style:font-weight-complex="bold"/>
    </style:style>
    <style:style style:name="T6" style:family="text">
      <style:text-properties fo:font-size="8pt" fo:font-weight="bold" style:font-size-asian="8pt" style:font-weight-asian="bold" style:font-size-complex="8pt" style:font-weight-complex="bold"/>
    </style:style>
    <style:style style:name="T7" style:family="text">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T8" style:family="text">
      <style:text-properties fo:color="#000000" style:font-name="Arial1" fo:font-size="8pt" fo:font-style="italic" fo:font-weight="bold" style:font-name-asian="Lucida Console" style:font-size-asian="8pt" style:font-style-asian="italic" style:font-weight-asian="bold" style:font-name-complex="Lucida Console" style:font-size-complex="8pt" style:font-style-complex="italic" style:font-weight-complex="bold"/>
    </style:style>
    <style:style style:name="T9" style:family="text">
      <style:text-properties fo:color="#ff0000" fo:font-size="10pt" fo:font-style="normal" fo:font-weight="normal" style:font-size-asian="10pt" style:font-style-asian="normal" style:font-weight-asian="normal" style:font-size-complex="10pt" style:font-style-complex="normal"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Ruby on Rails – Creating a new project</text:p>
      <text:p text:style-name="Standard"/>
      <text:p text:style-name="Body_20_Text">1. Open a terminal, navigate to a directory where you have rights to create files, and type: </text:p>
      <text:p text:style-name="Code"><text:tab/>rails new appName <text:s text:c="2"/><text:span text:style-name="T1">using </text:span><text:span text:style-name="T2">blog</text:span><text:span text:style-name="T1"> in this example</text:span></text:p>
      <text:p text:style-name="Body_20_Text"><text:tab/>This will create a Rails application called Blog in a <text:span text:style-name="Source_20_Text">blog</text:span> directory and install the gem dependencies that are <text:tab/>already mentioned in <text:span text:style-name="Source_20_Text">Gemfile</text:span> using <text:span text:style-name="Source_20_Text">bundle install</text:span>. </text:p>
      <text:p text:style-name="Body_20_Text">2. After you create the blog application, switch to its folder: <text:span text:style-name="T5">cd blog</text:span></text:p>
      <text:p text:style-name="P1"/>
      <text:p text:style-name="P3"><text:tab/>The <text:span text:style-name="T3">blog</text:span> directory has a number of auto-generated files and folders that make up the structure of a Rails <text:tab/>application. Most of the work in this tutorial will happen in the app folder, but here's a basic rundown on the <text:tab/>function of each of the files and folders that Rails created by default:</text:p>
      <table:table table:name="Table1" table:style-name="Table1">
        <table:table-column table:style-name="Table1.A"/>
        <table:table-column table:style-name="Table1.B"/>
        <table:table-header-rows>
          <table:table-row>
            <table:table-cell table:style-name="Table1.A1" office:value-type="string">
              <text:p text:style-name="Body_20_Text">File/Folder</text:p>
            </table:table-cell>
            <table:table-cell table:style-name="Table1.A1" office:value-type="string">
              <text:p text:style-name="Body_20_Text">Purpose</text:p>
            </table:table-cell>
          </table:table-row>
        </table:table-header-rows>
        <table:table-row>
          <table:table-cell table:style-name="Table1.A1" office:value-type="string">
            <text:p text:style-name="Body_20_Text">app/</text:p>
          </table:table-cell>
          <table:table-cell table:style-name="Table1.A1" office:value-type="string">
            <text:p text:style-name="Body_20_Text">Contains the controllers, models, views, helpers, mailers and assets for your application. You'll focus on this folder for the remainder of this guide.</text:p>
          </table:table-cell>
        </table:table-row>
        <table:table-row>
          <table:table-cell table:style-name="Table1.A1" office:value-type="string">
            <text:p text:style-name="Body_20_Text">bin/</text:p>
          </table:table-cell>
          <table:table-cell table:style-name="Table1.A1" office:value-type="string">
            <text:p text:style-name="Body_20_Text">Contains the rails script that starts your app and can contain other scripts you use to setup, update, deploy or run your application.</text:p>
          </table:table-cell>
        </table:table-row>
        <table:table-row>
          <table:table-cell table:style-name="Table1.A1" office:value-type="string">
            <text:p text:style-name="Body_20_Text">config/</text:p>
          </table:table-cell>
          <table:table-cell table:style-name="Table1.A1" office:value-type="string">
            <text:p text:style-name="Body_20_Text">Configure your application's routes, database, and more. This is covered in more detail in <text:a xlink:type="simple" xlink:href="http://guides.rubyonrails.org/configuring.html" text:style-name="Internet_20_link" text:visited-style-name="Visited_20_Internet_20_Link">Configuring Rails Applications</text:a>.</text:p>
          </table:table-cell>
        </table:table-row>
        <table:table-row>
          <table:table-cell table:style-name="Table1.A1" office:value-type="string">
            <text:p text:style-name="Body_20_Text">config.ru</text:p>
          </table:table-cell>
          <table:table-cell table:style-name="Table1.A1" office:value-type="string">
            <text:p text:style-name="Body_20_Text">Rack configuration for Rack based servers used to start the application.</text:p>
          </table:table-cell>
        </table:table-row>
        <table:table-row>
          <table:table-cell table:style-name="Table1.A1" office:value-type="string">
            <text:p text:style-name="Body_20_Text">db/</text:p>
          </table:table-cell>
          <table:table-cell table:style-name="Table1.A1" office:value-type="string">
            <text:p text:style-name="Body_20_Text">Contains your current database schema, as well as the database migrations.</text:p>
          </table:table-cell>
        </table:table-row>
        <table:table-row>
          <table:table-cell table:style-name="Table1.A1" office:value-type="string">
            <text:p text:style-name="Body_20_Text">Gemfile<text:line-break/>Gemfile.lock</text:p>
          </table:table-cell>
          <table:table-cell table:style-name="Table1.A1" office:value-type="string">
            <text:p text:style-name="Body_20_Text">These files allow you to specify what gem dependencies are needed for your Rails application. These files are used by the Bundler gem. For more information about Bundler, see the <text:a xlink:type="simple" xlink:href="http://bundler.io/" text:style-name="Internet_20_link" text:visited-style-name="Visited_20_Internet_20_Link">Bundler website</text:a>.</text:p>
          </table:table-cell>
        </table:table-row>
        <table:table-row>
          <table:table-cell table:style-name="Table1.A1" office:value-type="string">
            <text:p text:style-name="Body_20_Text">lib/</text:p>
          </table:table-cell>
          <table:table-cell table:style-name="Table1.A1" office:value-type="string">
            <text:p text:style-name="Body_20_Text">Extended modules for your application.</text:p>
          </table:table-cell>
        </table:table-row>
        <table:table-row>
          <table:table-cell table:style-name="Table1.A1" office:value-type="string">
            <text:p text:style-name="Body_20_Text">log/</text:p>
          </table:table-cell>
          <table:table-cell table:style-name="Table1.A1" office:value-type="string">
            <text:p text:style-name="Body_20_Text">Application log files.</text:p>
          </table:table-cell>
        </table:table-row>
        <table:table-row>
          <table:table-cell table:style-name="Table1.A1" office:value-type="string">
            <text:p text:style-name="Body_20_Text">public/</text:p>
          </table:table-cell>
          <table:table-cell table:style-name="Table1.A1" office:value-type="string">
            <text:p text:style-name="Body_20_Text">The only folder seen by the world as-is. Contains static files and compiled assets.</text:p>
          </table:table-cell>
        </table:table-row>
        <table:table-row>
          <table:table-cell table:style-name="Table1.A1" office:value-type="string">
            <text:p text:style-name="Body_20_Text">Rakefile</text:p>
          </table:table-cell>
          <table:table-cell table:style-name="Table1.A1" office:value-type="string">
            <text:p text:style-name="Body_20_Text">This file locates and loads tasks that can be run from the command line. The task definitions are defined throughout the components of Rails. Rather than changing Rakefile, you should add your own tasks by adding files to the lib/tasks directory of your application.</text:p>
          </table:table-cell>
        </table:table-row>
        <table:table-row>
          <table:table-cell table:style-name="Table1.A1" office:value-type="string">
            <text:p text:style-name="Body_20_Text">README.md</text:p>
          </table:table-cell>
          <table:table-cell table:style-name="Table1.A1" office:value-type="string">
            <text:p text:style-name="Body_20_Text">This is a brief instruction manual for your application. You should edit this file to tell others what your application does, how to set it up, and so on.</text:p>
          </table:table-cell>
        </table:table-row>
        <table:table-row>
          <table:table-cell table:style-name="Table1.A1" office:value-type="string">
            <text:p text:style-name="Body_20_Text">test/</text:p>
          </table:table-cell>
          <table:table-cell table:style-name="Table1.A1" office:value-type="string">
            <text:p text:style-name="Body_20_Text">Unit tests, fixtures, and other test apparatus. These are covered in <text:a xlink:type="simple" xlink:href="http://guides.rubyonrails.org/testing.html" text:style-name="Internet_20_link" text:visited-style-name="Visited_20_Internet_20_Link">Testing Rails Applications</text:a>.</text:p>
          </table:table-cell>
        </table:table-row>
        <table:table-row>
          <table:table-cell table:style-name="Table1.A1" office:value-type="string">
            <text:p text:style-name="Body_20_Text">tmp/</text:p>
          </table:table-cell>
          <table:table-cell table:style-name="Table1.A1" office:value-type="string">
            <text:p text:style-name="Body_20_Text">Temporary files (like cache and pid files).</text:p>
          </table:table-cell>
        </table:table-row>
        <table:table-row>
          <table:table-cell table:style-name="Table1.A1" office:value-type="string">
            <text:p text:style-name="Body_20_Text">vendor/</text:p>
          </table:table-cell>
          <table:table-cell table:style-name="Table1.A1" office:value-type="string">
            <text:p text:style-name="Body_20_Text">A place for all third-party code. In a typical Rails application this includes vendored gems.</text:p>
          </table:table-cell>
        </table:table-row>
      </table:table>
      <text:p text:style-name="Section_20_Heading"/>
      <text:p text:style-name="Section_20_Heading">If you intend to use mysql for you database interface, see section 11 below before starting the rails server</text:p>
      <text:p text:style-name="P2"><text:span text:style-name="T7">3. Start the Rails Server ==&gt; </text:span><text:span text:style-name="T8">rails server</text:span></text:p>
      <text:p text:style-name="Body_20_Text"><text:tab/>This will fire up Puma, a web server distributed with Rails by default. To see your application in action, open a browser window and navigate to <text:a xlink:type="simple" xlink:href="http://localhost:3000/" text:style-name="Internet_20_link" text:visited-style-name="Visited_20_Internet_20_Link">http://localhost:3000</text:a>. You should see the Rails default information page – Yay! You're on Rails!</text:p>
      <text:p text:style-name="Body_20_Text"/>
      <text:p text:style-name="Body_20_Text">To stop the web server, hit Ctrl+C in the terminal window where it's running. To verify the server has stopped you should see your command prompt cursor again.</text:p>
      <text:p text:style-name="Body_20_Text"/>
      <text:p text:style-name="Body_20_Text">4.Create a Controller</text:p>
      <text:p text:style-name="Body_20_Text"><text:tab/>A controller's purpose is to receive specific requests for the application. <text:span text:style-name="Emphasis"><text:span text:style-name="T3">Routing</text:span></text:span> decides which controller receives which requests. Often, there is more than one route to each controller, and different routes can be served by different <text:span text:style-name="Emphasis"><text:span text:style-name="T3">actions</text:span></text:span>. Each action's purpose is to collect information to provide it to a view.</text:p>
      <text:p text:style-name="Body_20_Text">A view's purpose is to display this information in a human readable format. An important distinction to make is that it is the <text:span text:style-name="Emphasis">controller</text:span>, not the view, where information is collected. The view should just display that information. By default, view templates are written in a language called eRuby (Embedded Ruby) which is processed by the request cycle in Rails before being sent to the user.</text:p>
      <text:p text:style-name="Body_20_Text">To create a new controller, you will need to run the "controller" generator and tell it you want a controller called "Welcome" with an action called "index", just like this: </text:p>
      <text:p text:style-name="Body_20_Text"><text:tab/><text:span text:style-name="Source_20_Text"><text:span text:style-name="T5">rails generate controller Welcome index</text:span></text:span><text:span text:style-name="T4"> </text:span></text:p>
      <text:p text:style-name="Body_20_Text"><text:soft-page-break/><text:tab/>Rails will create several files and a route for you.</text:p>
      <table:table table:name="Table2" table:style-name="Table2">
        <table:table-column table:style-name="Table2.A"/>
        <table:table-row>
          <table:table-cell table:style-name="Table2.A1" office:value-type="string">
            <text:p text:style-name="Body_20_Text"><text:span text:style-name="Source_20_Text">create app/controllers/welcome_controller.rb</text:span></text:p>
            <text:p text:style-name="Body_20_Text"><text:span text:style-name="Source_20_Text">route get 'welcome/index'</text:span></text:p>
            <text:p text:style-name="Body_20_Text"><text:span text:style-name="Source_20_Text">invoke erb</text:span></text:p>
            <text:p text:style-name="Body_20_Text"><text:span text:style-name="Source_20_Text">create app/views/welcome</text:span></text:p>
            <text:p text:style-name="Body_20_Text"><text:span text:style-name="Source_20_Text">createapp/views/welcome/index.html.erb</text:span></text:p>
            <text:p text:style-name="Body_20_Text"><text:span text:style-name="Source_20_Text">invoke test_unit</text:span></text:p>
            <text:p text:style-name="Body_20_Text"><text:span text:style-name="Source_20_Text">create test/controllers/welcome_controller_test.rb</text:span></text:p>
            <text:p text:style-name="Body_20_Text"><text:span text:style-name="Source_20_Text">invoke helper</text:span></text:p>
            <text:p text:style-name="Body_20_Text"><text:span text:style-name="Source_20_Text">create app/helpers/welcome_helper.rb</text:span></text:p>
            <text:p text:style-name="Body_20_Text"><text:span text:style-name="Source_20_Text">invoke assets</text:span></text:p>
            <text:p text:style-name="Body_20_Text"><text:span text:style-name="Source_20_Text">invoke coffee</text:span></text:p>
            <text:p text:style-name="Body_20_Text"><text:span text:style-name="Source_20_Text">create app/assets/javascripts/welcome.coffee</text:span></text:p>
            <text:p text:style-name="Body_20_Text"><text:span text:style-name="Source_20_Text">invoke scss</text:span></text:p>
            <text:p text:style-name="Body_20_Text"><text:span text:style-name="Source_20_Text">create app/assets/stylesheets/welcome.scss</text:span></text:p>
          </table:table-cell>
        </table:table-row>
      </table:table>
      <text:p text:style-name="Body_20_Text">Most important of these are of course the controller, located at <text:tab/><text:span text:style-name="Source_20_Text">app/controllers/welcome_controller.rb</text:span> and the view, located at <text:tab/><text:span text:style-name="Source_20_Text">app/views/welcome/index.html.erb</text:span>.</text:p>
      <text:p text:style-name="Body_20_Text">Open the <text:span text:style-name="Source_20_Text">app/views/welcome/index.html.erb</text:span> file in your text editor. Delete all of the existing code in the file, and replace it with the following single line of code:</text:p>
      <text:p text:style-name="Body_20_Text"><text:span text:style-name="Source_20_Text"><text:tab/>&lt;h1&gt;Hello, Rails!&lt;/h1&gt;</text:span></text:p>
      <text:p text:style-name="Body_20_Text">Set the application Home Page</text:p>
      <text:p text:style-name="Body_20_Text"><text:tab/>Now that we have made the controller and view, we need to tell Rails when we want "Hello, Rails!" to show up. In our case, we want it to show up when we navigate to the root URL of our site, <text:a xlink:type="simple" xlink:href="http://localhost:3000/" text:style-name="Internet_20_link" text:visited-style-name="Visited_20_Internet_20_Link">http://localhost:3000</text:a>. </text:p>
      <text:p text:style-name="Body_20_Text"/>
      <text:p text:style-name="Body_20_Text">Open the file <text:span text:style-name="Source_20_Text">config/routes.rb</text:span> in your editor. Edit this file by adding the line of code </text:p>
      <text:p text:style-name="Body_20_Text"><text:span text:style-name="Source_20_Text"><text:tab/>root 'welcome#index'</text:span>. </text:p>
      <text:p text:style-name="Body_20_Text"><text:tab/>This tells Rails to map requests to the root of the application to the welcome controller's index action and <text:span text:style-name="Source_20_Text">get 'welcome/index'</text:span> tells Rails to map requests to <text:a xlink:type="simple" xlink:href="http://localhost:3000/welcome/index" text:style-name="Internet_20_link" text:visited-style-name="Visited_20_Internet_20_Link">http://localhost:3000/welcome/index</text:a> to the welcome controller's index action. This was created earlier when you ran the controller generator </text:p>
      <text:p text:style-name="Body_20_Text"/>
      <text:p text:style-name="Body_20_Text">5. Restart the server – You should see the index page Hello, Rails!</text:p>
      <text:p text:style-name="Body_20_Text"/>
      <text:p text:style-name="Body_20_Text">6. Create resources - A resource is the term used for a collection of similar objects, such as articles, people or animals. You can create, read, update and destroy items for a resource and these operations are referred to as <text:span text:style-name="Emphasis">CRUD</text:span> operations.</text:p>
      <text:p text:style-name="Body_20_Text">Rails provides a <text:span text:style-name="Source_20_Text"><text:span text:style-name="T3">resources</text:span></text:span> method which can be used to declare a standard REST resource. Add these line <text:tab/>resources </text:p>
      <text:p text:style-name="Code"><text:tab/><text:tab/>resources :articles do<text:line-break/> <text:s text:c="3"/><text:tab/><text:tab/><text:tab/>member do<text:line-break/> <text:s text:c="7"/><text:tab/><text:tab/><text:tab/>get :delete <text:span text:style-name="T9">#should be added ,no part of default resources</text:span><text:line-break/> <text:s text:c="3"/><text:tab/><text:tab/><text:tab/>end<text:line-break/> <text:s/><text:tab/><text:tab/>end <text:s/></text:p>
      <text:p text:style-name="Body_20_Text">Saving this file will cause ROR to create all the routes necessary to use CRUD on the articles object-oriented</text:p>
      <text:p text:style-name="Body_20_Text"/>
      <text:p text:style-name="Body_20_Text">7. Create the controller for any object in the routes.db file. You need a controller for every object. You can do this by creating the file manually in the text editor or using a command prompt line</text:p>
      <text:p text:style-name="Body_20_Text"><text:tab/><text:span text:style-name="T5">rails generate controller Articles</text:span> ==&gt; note the capital A and the plural – this is important</text:p>
      <text:p text:style-name="Body_20_Text"><text:tab/>You should end up with these lines in the new controller</text:p>
      <text:p text:style-name="Code"><text:tab/>class ArticlesController &lt; ApplicationController<text:line-break/><text:tab/>end</text:p>
      <text:p text:style-name="Body_20_Text"><text:tab/>A controller is simply a class that is defined to inherit from <text:span text:style-name="Source_20_Text">ApplicationController</text:span>. It's inside this class that you'll define methods that will become the actions for this controller. These actions will perform CRUD operations on the articles within our system. </text:p>
      <text:p text:style-name="Body_20_Text"/>
      <text:p text:style-name="Body_20_Text">8. Create the CRUD actions in the controller – Create(new and create), Read(index and show), Update(edit and</text:p>
      <text:p text:style-name="Body_20_Text"/>
      <text:p text:style-name="Body_20_Text">9. Create the view templates for the actions in the controller using the extension .html.erb for the file name for index, new, edit, show, delete. There is no view template for the create, update and destroy actions. <text:span text:style-name="T6">Note, you can create these view when you generate the controller by adding their names to the command line for the controller generation ==&gt; rails generate controller objectName index new edit show delete </text:span></text:p>
      <text:p text:style-name="Body_20_Text"><text:tab/></text:p>
      <text:p text:style-name="Body_20_Text"><text:tab/>Note: calling the url localhost:3000/view name will display the html.erb page for index, new, show. Calling the <text:tab/>url with a view name of delete and edit will render the show.html.erb page.</text:p>
      <text:p text:style-name="Body_20_Text"/>
      <text:p text:style-name="Body_20_Text"><text:soft-page-break/>10. You have created the basic framework for the app. Now, begin writing the code in the pages and controllers</text:p>
      <text:p text:style-name="Body_20_Text"/>
      <text:p text:style-name="Body_20_Text">11. <text:span text:style-name="T3">Setting up the connection to a database </text:span></text:p>
      <text:p text:style-name="Body_20_Text"><text:tab/>In order to use mysql, you have to have the <text:span text:style-name="T3">gem mysql2</text:span> in your gemfile and run bundle install to utilize that gem. You have to use the mysql command prompt widow to create the database and assign the rights for the user you specify.</text:p>
      <text:p text:style-name="Body_20_Text"/>
      <text:p text:style-name="P5">In mysql console</text:p>
      <text:p text:style-name="Body_20_Text"/>
      <text:p text:style-name="Command_20_Line">create database simple_cms_development;</text:p>
      <text:p text:style-name="Command_20_Line">create database simple_cms_test;</text:p>
      <text:p text:style-name="Body_20_Text"/>
      <text:p text:style-name="Command_20_Line">grant all privileges on simple_cms_development.* to 'rails_user'@'localhost' identified by 'jms3172';</text:p>
      <text:p text:style-name="Command_20_Line">grant all privileges on simple_cms_test.* to 'rails_user'@'localhost' identified by 'jms3172';</text:p>
      <text:p text:style-name="Body_20_Text"/>
      <text:p text:style-name="Body_20_Text"><text:span text:style-name="T3"><text:s/>Note:</text:span> When you create the project, ROR will default to sqlite3 for the database format. To change that, go into database.yml and enter the following in the area </text:p>
      <text:p text:style-name="Body_20_Text"><text:tab/><text:span text:style-name="T5">adapter: mysql2</text:span></text:p>
      <text:p text:style-name="P1"><text:s text:c="2"/><text:tab/>encoding: utf8</text:p>
      <text:p text:style-name="P1"><text:s text:c="2"/><text:tab/>pool: 5</text:p>
      <text:p text:style-name="P1"><text:s text:c="2"/><text:tab/>username: &lt;user name&gt;</text:p>
      <text:p text:style-name="P1"><text:s/><text:tab/> password: &lt;user password&gt;</text:p>
      <text:p text:style-name="P1"><text:s text:c="2"/><text:tab/>host: localhost</text:p>
      <text:p text:style-name="P1">#</text:p>
      <text:p text:style-name="P1"><text:tab/>development:</text:p>
      <text:p text:style-name="P1"><text:s text:c="2"/><text:tab/>&lt;&lt;: *default</text:p>
      <text:p text:style-name="P1"><text:s text:c="2"/><text:tab/>database: &lt;projectname&gt;_development</text:p>
      <text:p text:style-name="P1"><text:tab/></text:p>
      <text:p text:style-name="P1"><text:tab/>test:<text:line-break/> <text:s/><text:tab/>&lt;&lt;: *default<text:line-break/> <text:s/><text:tab/>database: &lt;projectname&gt;_test<text:line-break/><text:line-break/>production:<text:line-break/> <text:s/>&lt;&lt;: *default<text:line-break/> <text:s/>database: &lt;projectname&gt;_production<text:line-break/> <text:s/>username: &lt;projectname&gt;<text:line-break/> <text:s/>password: &lt;%= ENV['&lt;PROJECTNAME&gt;_DATABASE_PASSWORD'] %&gt;</text:p>
      <text:p text:style-name="P1"/>
      <text:p text:style-name="Body_20_Text"/>
      <text:p text:style-name="Body_20_Text">In order to verify that the db is connected to the project, run the command below:</text:p>
      <text:p text:style-name="Command_20_Line">rails db:schema:dump</text:p>
      <text:p text:style-name="Body_20_Text">This will create the schema.rb file in the project – it will be empty but the fact that it can be created indicates that there is a connection to the database.</text:p>
      <text:p text:style-name="Body_20_Text"/>
      <text:p text:style-name="Body_20_Text"/>
      <text:p text:style-name="Body_20_Text">In order to use the website with a database, you must create models </text:p>
      <text:p text:style-name="Body_20_Text"><text:tab/>Models in Rails use a singular name, and their corresponding database tables use a plural name. Rails provides a generator for creating models, which most Rails developers tend to use when creating new models. To create the new model, run this command in your terminal: </text:p>
      <text:p text:style-name="Body_20_Text"><text:tab/><text:span text:style-name="T5">rails generate model Article</text:span> title:string text:string (the last two will be columns in the database) You can also add these columns later</text:p>
      <text:p text:style-name="Body_20_Text"><text:tab/>Rails will generate a model for the Article object and a migration that can be uses to create the object in a database. </text:p>
      <text:p text:style-name="Body_20_Text"><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2in"/>
          <style:tab-stop style:position="0.3in"/>
          <style:tab-stop style:position="0.4in"/>
          <style:tab-stop style:position="0.4791in"/>
          <style:tab-stop style:position="0.5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953in" fo:margin-bottom="0.427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3-24T15:28:59.73</meta:creation-date>
    <dc:date>2017-03-25T17:31:21.51</dc:date>
    <dc:creator>Green Leaf Services</dc:creator>
    <meta:editing-duration>PT2H52M16S</meta:editing-duration>
    <meta:editing-cycles>26</meta:editing-cycles>
    <meta:generator>OpenOffice/4.1.3$Win32 OpenOffice.org_project/413m1$Build-9783</meta:generator>
    <meta:document-statistic meta:table-count="2" meta:image-count="0" meta:object-count="0" meta:page-count="3" meta:paragraph-count="111" meta:word-count="1489" meta:character-count="9433"/>
  </office:meta>
</office:document-meta>
</file>